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C6E0B4"/>
    </style:style>
    <style:style style:name="ce4" style:family="table-cell" style:parent-style-name="Default" style:data-style-name="N36"/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fo:background-color="#FFE699"/>
    </style:style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13cm" style:use-optimal-column-width="true"/>
    </style:style>
    <style:style style:name="co3" style:family="table-column">
      <style:table-column-properties fo:break-before="auto" style:column-width="2.286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ima_analisi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2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fit n(lambda) Cauchy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.4997100000000001" table:style-name="ce1">
            <text:p>1,49971</text:p>
          </table:table-cell>
          <table:table-cell office:value-type="float" office:value="9.4056900000000004E-4" table:style-name="ce1">
            <text:p>0,000940569</text:p>
          </table:table-cell>
          <table:table-cell office:value-type="float" office:value="6.2716725233545156E-2" table:formula="of:=[.C2]/[.B2] *100" table:style-name="ce1">
            <text:p>0,0627167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420488" table:style-name="ce1">
            <text:p>420488</text:p>
          </table:table-cell>
          <table:table-cell office:value-type="float" office:value="28984.3" table:style-name="ce1">
            <text:p>28984,3</text:p>
          </table:table-cell>
          <table:table-cell office:value-type="float" office:value="6.8930147828237667" table:formula="of:=[.C3]/[.B3] *100" table:style-name="ce1">
            <text:p>6,89301478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mbda</text:p>
          </table:table-cell>
          <table:table-cell office:value-type="float" office:value="585.29999999999995" table:formula="of:=585.3" table:style-name="ce1">
            <text:p>585,3</text:p>
          </table:table-cell>
          <table:table-cell table:number-columns-repeated="6" table:style-name="ce1"/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3" table:style-name="ce1"/>
          <table:table-cell office:value-type="string" table:style-name="ce1">
            <text:p>derivata1</text:p>
          </table:table-cell>
          <table:table-cell office:value-type="string" table:style-name="ce1">
            <text:p>derivata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dn/dl (nm)</text:p>
          </table:table-cell>
          <table:table-cell office:value-type="float" office:value="-4.1941893159945868E-5" table:formula="of:=-2*[.B3]/(5853)^3*10" table:style-name="ce1">
            <text:p>-4,19419E-05</text:p>
          </table:table-cell>
          <table:table-cell office:value-type="float" office:value="2.8910608957112189E-7" table:formula="of:=2/5853^3 * [.C3]" table:style-name="ce1">
            <text:p>2,89106E-07</text:p>
          </table:table-cell>
          <table:table-cell office:value-type="float" office:value="0.68930147828237676" table:formula="of:=ABS([.C6]/[.B6])*100" table:style-name="ce1">
            <text:p>0,689301478</text:p>
          </table:table-cell>
          <table:table-cell table:style-name="ce1"/>
          <table:table-cell office:value-type="string" table:style-name="ce1">
            <text:p>DeltaLambdaru (m)</text:p>
          </table:table-cell>
          <table:table-cell table:style-name="ce1"/>
          <table:table-cell office:value-type="float" office:value="4.3527206738354352E-11" table:formula="of:=([.B5]*10^-9)^2/(2*3.47*10^-3)*SQRT([.B7]^2-1)/([.B7]^2-1-[.B7]*[.B5]*10^-9*[.B6])" table:style-name="ce1">
            <text:p>4,35272E-1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(l)</text:p>
          </table:table-cell>
          <table:table-cell office:value-type="float" office:value="1.5119842950332583" table:formula="of:=[.B2]+[.B3]/(5853^2)" table:style-name="ce1">
            <text:p>1,511984295</text:p>
          </table:table-cell>
          <table:table-cell office:value-type="float" office:value="1.2651097769244327E-3" table:formula="of:= SQRT([.C2]^2+([.C3]/5853^2)^2)" table:style-name="ce1">
            <text:p>0,00126511</text:p>
          </table:table-cell>
          <table:table-cell office:value-type="float" office:value="8.3672150635440617E-2" table:formula="of:=ABS([.C7]/[.B7])*100" table:style-name="ce1">
            <text:p>0,083672151</text:p>
          </table:table-cell>
          <table:table-cell table:style-name="ce1"/>
          <table:table-cell office:value-type="string" table:style-name="ce2">
            <text:p>DeltaLambdaru (nm)</text:p>
          </table:table-cell>
          <table:table-cell table:style-name="ce2"/>
          <table:table-cell office:value-type="float" office:value="4.3527206738354356E-2" table:formula="of:=[.H6]*10^9" table:style-name="ce2">
            <text:p>0,043527207</text:p>
          </table:table-cell>
          <table:table-cell office:value-type="float" office:value="1.6008130739747237E-4" table:formula="of:=SQRT([.N7]^2*[.C7]^2+[.O7]^2*[.C6]^2)" table:style-name="ce2">
            <text:p>0,000160081</text:p>
          </table:table-cell>
          <table:table-cell office:value-type="float" office:value="0.36777298474431031" table:formula="of:=[.I7]/[.H7]*100" table:style-name="ce2">
            <text:p>0,367772985</text:p>
          </table:table-cell>
          <table:table-cell table:number-columns-repeated="3" table:style-name="ce1"/>
          <table:table-cell office:value-type="float" office:value="-0.12636051078751209" table:formula="of:=[.H7]/([.B7]^-1)*(-[.B7]^3+[.B7]-[.B5]*[.B6])" table:style-name="ce1">
            <text:p>-0,126360511</text:p>
          </table:table-cell>
          <table:table-cell office:value-type="float" office:value="29.110968174662649" table:formula="of:=[.H7]*[.B7]*[.B5]/([.B7]^2-1-[.B7]*[.B6]*[.B5])" table:style-name="ce1">
            <text:p>29,11096817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imo gruppo</text:p>
          </table:table-cell>
          <table:table-cell table:style-name="ce1"/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F nm/pixel</text:p>
          </table:table-cell>
          <table:table-cell table:style-name="ce1"/>
          <table:table-cell office:value-type="string" table:style-name="ce1">
            <text:p>fattore fisso</text:p>
          </table:table-cell>
          <table:table-cell table:style-name="ce1"/>
          <table:table-cell office:value-type="string" table:style-name="ce1">
            <text:p>deltax (m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eltai (rad)</text:p>
          </table:table-cell>
          <table:table-cell table:style-name="ce1"/>
          <table:table-cell office:value-type="string" table:style-name="ce1">
            <text:p>sin(2i)</text:p>
          </table:table-cell>
          <table:table-cell office:value-type="string" table:style-name="ce1">
            <text:p>i (rad)</text:p>
          </table:table-cell>
          <table:table-cell office:value-type="string" table:style-name="ce1">
            <text:p>i (gradi)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24.05799999999999" table:style-name="ce1">
            <text:p>324,058</text:p>
          </table:table-cell>
          <table:table-cell office:value-type="float" office:value="0.57536900000000002" table:style-name="ce1">
            <text:p>0,575369</text:p>
          </table:table-cell>
          <table:table-cell table:style-name="ce1"/>
          <table:table-cell office:value-type="float" office:value="1.3431918588139888E-4" table:formula="of:=[.$H$7]/[.B10]" table:style-name="ce1">
            <text:p>0,000134319</text:p>
          </table:table-cell>
          <table:table-cell table:style-name="ce1"/>
          <table:table-cell office:value-type="float" office:value="6.8749999999999994E-6" table:formula="of:=6.875*10^-6" table:style-name="ce1">
            <text:p>0,000006875</text:p>
          </table:table-cell>
          <table:table-cell table:style-name="ce1"/>
          <table:table-cell office:value-type="float" office:value="2.2278987499999999E-3" table:formula="of:=[.B10]*[.$G$10]" table:style-name="ce1">
            <text:p>0,002227899</text:p>
          </table:table-cell>
          <table:table-cell table:style-name="ce1"/>
          <table:table-cell office:value-type="float" office:value="8.9115949999999996E-3" table:formula="of:=[.I10]/(250*10^-3)" table:style-name="ce3">
            <text:p>0,008911595</text:p>
          </table:table-cell>
          <table:table-cell table:style-name="ce3"/>
          <table:table-cell office:value-type="float" office:value="-2.1464975037738435E-2" table:formula="of:=-([.$B$5]*10^-9*SQRT([.$B$7]^2-1))/[.K10]/(3.47*10^-3)" table:style-name="ce3">
            <text:p>-0,021464975</text:p>
          </table:table-cell>
          <table:table-cell office:value-type="float" office:value="1.5600630149481689" table:formula="of:=0.5*ASIN([.M10])+PI()/2" table:style-name="ce3">
            <text:p>1,560063015</text:p>
          </table:table-cell>
          <table:table-cell office:value-type="float" office:value="89.385026530984732" table:formula="of:=DEGREES([.N10])" table:style-name="ce1">
            <text:p>89,3850265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96.751300000000001" table:style-name="ce4">
            <text:p>96,7513</text:p>
          </table:table-cell>
          <table:table-cell office:value-type="float" office:value="0.92560200000000004" table:style-name="ce1">
            <text:p>0,925602</text:p>
          </table:table-cell>
          <table:table-cell table:number-columns-repeated="9" table:style-name="ce1"/>
          <table:table-cell table:number-columns-repeated="2" table:style-name="ce3"/>
          <table:table-cell table:number-columns-repeated="16370" table:style-name="ce1"/>
        </table:table-row>
        <table:table-row table:style-name="ro1">
          <table:table-cell table:number-columns-repeated="12" table:style-name="ce1"/>
          <table:table-cell table:number-columns-repeated="2" table:style-name="ce3"/>
          <table:table-cell table:number-columns-repeated="2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DeltaLambdaTh</text:p>
          </table:table-cell>
          <table:table-cell table:style-name="ce1"/>
          <table:table-cell office:value-type="string" table:style-name="ce1">
            <text:p>Risol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second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9" table:style-name="ce1"/>
          <table:table-cell table:number-columns-repeated="2" table:style-name="ce3"/>
          <table:table-cell table:number-columns-repeated="2" table:style-name="ce1"/>
          <table:table-cell office:value-type="float" office:value="21.243235391069966" table:formula="of:=(130)/(2*3.47)*SQRT([.B7]^2-1)" table:style-name="ce1">
            <text:p>21,24323539</text:p>
          </table:table-cell>
          <table:table-cell table:style-name="ce1"/>
          <table:table-cell office:value-type="float" office:value="2.0489914053605941E-3" table:formula="of:=[.H7]/[.Q13]" table:style-name="ce1">
            <text:p>0,002048991</text:p>
          </table:table-cell>
          <table:table-cell table:style-name="ce1"/>
          <table:table-cell office:value-type="float" office:value="285652.73552086728" table:formula="of:=[.B5]/[.S13]" table:style-name="ce1">
            <text:p>285652,73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19.839" table:style-name="ce1">
            <text:p>219,839</text:p>
          </table:table-cell>
          <table:table-cell office:value-type="float" office:value="0.354153" table:style-name="ce1">
            <text:p>0,354153</text:p>
          </table:table-cell>
          <table:table-cell table:style-name="ce1"/>
          <table:table-cell office:value-type="float" office:value="1.9799583667299412E-4" table:formula="of:=[.$H$7]/[.B14]" table:style-name="ce1">
            <text:p>0,000197996</text:p>
          </table:table-cell>
          <table:table-cell table:number-columns-repeated="3" table:style-name="ce1"/>
          <table:table-cell office:value-type="float" office:value="1.5113931249999999E-3" table:formula="of:=[.B14]*[.$G$10]" table:style-name="ce1">
            <text:p>0,001511393</text:p>
          </table:table-cell>
          <table:table-cell table:style-name="ce1"/>
          <table:table-cell office:value-type="float" office:value="6.0455724999999997E-3" table:formula="of:=[.I14]/(250*10^-3)" table:style-name="ce3">
            <text:p>0,006045573</text:p>
          </table:table-cell>
          <table:table-cell table:style-name="ce3"/>
          <table:table-cell office:value-type="float" office:value="-3.1640868457277566E-2" table:formula="of:=-([.$B$5]*10^-9*SQRT([.$B$7]^2-1))/[.K14]/(3.47*10^-3)" table:style-name="ce3">
            <text:p>-0,031640868</text:p>
          </table:table-cell>
          <table:table-cell office:value-type="float" office:value="1.5549732516193628" table:formula="of:=0.5*ASIN([.M14])+PI()/2" table:style-name="ce3">
            <text:p>1,554973252</text:p>
          </table:table-cell>
          <table:table-cell office:value-type="float" office:value="89.093404573523699" table:formula="of:=DEGREES([.N14])" table:style-name="ce1">
            <text:p>89,09340457</text:p>
          </table:table-cell>
          <table:table-cell table:style-name="ce1"/>
          <table:table-cell office:value-type="string" table:style-name="ce1">
            <text:p>P th</text:p>
          </table:table-cell>
          <table:table-cell table:style-name="ce1"/>
          <table:table-cell office:value-type="string" table:style-name="ce1">
            <text:p>m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65.880300000000005" table:style-name="ce4">
            <text:p>65,8803</text:p>
          </table:table-cell>
          <table:table-cell office:value-type="float" office:value="0.51983999999999997" table:style-name="ce1">
            <text:p>0,51984</text:p>
          </table:table-cell>
          <table:table-cell table:number-columns-repeated="9" table:style-name="ce1"/>
          <table:table-cell table:number-columns-repeated="2" table:style-name="ce3"/>
          <table:table-cell table:number-columns-repeated="2" table:style-name="ce1"/>
          <table:table-cell office:value-type="float" office:value="18.731988472622476" table:formula="of:=130/(2*3.47)" table:style-name="ce1">
            <text:p>18,73198847</text:p>
          </table:table-cell>
          <table:table-cell table:style-name="ce1"/>
          <table:table-cell office:value-type="float" office:value="13446.762240025992" table:formula="of:=(2*3.47*10^-3)/(585.3*10^-9)*SQRT([.B7]^2-1)" table:style-name="ce1">
            <text:p>13446,76224</text:p>
          </table:table-cell>
          <table:table-cell table:style-name="ce1"/>
          <table:table-cell office:value-type="float" office:value="251884.59527426204" table:formula="of:=[.S15]*[.Q15]" table:style-name="ce1">
            <text:p>251884,5953</text:p>
          </table:table-cell>
          <table:table-cell table:number-columns-repeated="16363"/>
        </table:table-row>
        <table:table-row table:style-name="ro1">
          <table:table-cell table:number-columns-repeated="12" table:style-name="ce1"/>
          <table:table-cell table:number-columns-repeated="2" table:style-name="ce3"/>
          <table:table-cell table:number-columns-repeated="16370" table:style-name="ce1"/>
        </table:table-row>
        <table:table-row table:style-name="ro1">
          <table:table-cell office:value-type="string" table:style-name="ce1">
            <text:p>terz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9" table:style-name="ce1"/>
          <table:table-cell table:number-columns-repeated="2" table:style-name="ce3"/>
          <table:table-cell table:number-columns-repeated="16370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88.69499999999999" table:style-name="ce1">
            <text:p>188,695</text:p>
          </table:table-cell>
          <table:table-cell office:value-type="float" office:value="0.33104699999999998" table:style-name="ce1">
            <text:p>0,331047</text:p>
          </table:table-cell>
          <table:table-cell table:style-name="ce1"/>
          <table:table-cell office:value-type="float" office:value="2.3067493435625935E-4" table:formula="of:=[.$H$7]/[.B18]" table:style-name="ce1">
            <text:p>0,000230675</text:p>
          </table:table-cell>
          <table:table-cell table:number-columns-repeated="3" table:style-name="ce1"/>
          <table:table-cell office:value-type="float" office:value="1.2972781249999997E-3" table:formula="of:=[.B18]*[.$G$10]" table:style-name="ce1">
            <text:p>0,001297278</text:p>
          </table:table-cell>
          <table:table-cell table:style-name="ce1"/>
          <table:table-cell office:value-type="float" office:value="5.1891124999999989E-3" table:formula="of:=[.I18]/(250*10^-3)" table:style-name="ce3">
            <text:p>0,005189113</text:p>
          </table:table-cell>
          <table:table-cell table:style-name="ce3"/>
          <table:table-cell office:value-type="float" office:value="-3.6863175392985739E-2" table:formula="of:=-([.$B$5]*10^-9*SQRT([.$B$7]^2-1))/[.K18]/(3.47*10^-3)" table:style-name="ce3">
            <text:p>-0,036863175</text:p>
          </table:table-cell>
          <table:table-cell office:value-type="float" office:value="1.552360562115598" table:formula="of:=0.5*ASIN([.M18])+PI()/2" table:style-name="ce3">
            <text:p>1,552360562</text:p>
          </table:table-cell>
          <table:table-cell office:value-type="float" office:value="88.943708491779844" table:formula="of:=DEGREES([.N18])" table:style-name="ce1">
            <text:p>88,9437084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3.569099999999999" table:style-name="ce4">
            <text:p>53,5691</text:p>
          </table:table-cell>
          <table:table-cell office:value-type="float" office:value="0.86227600000000004" table:style-name="ce1">
            <text:p>0,862276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ampo massimo</text:p>
          </table:table-cell>
          <table:table-cell table:number-columns-repeated="2" table:style-name="ce1"/>
          <table:table-cell office:value-type="string" table:style-name="ce1">
            <text:p>hc</text:p>
          </table:table-cell>
          <table:table-cell office:value-type="float" office:value="1.9866395215726166E-25" table:formula="of:=1.055*10^(-34) * 2*PI()* 2.997*10^8" table:style-name="ce1">
            <text:p>1,98664E-25</text:p>
          </table:table-cell>
          <table:table-cell table:style-name="ce1"/>
          <table:table-cell office:value-type="string" table:style-name="ce1">
            <text:p>mu*B*l^2</text:p>
          </table:table-cell>
          <table:table-cell office:value-type="float" office:value="3.1452801520734011E-36" table:formula="of:=2 * 9.274*10^(-24)*4950*10^(-4)*([.$B$5]*10^-9)^2" table:style-name="ce1">
            <text:p>3,14528E-36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lzee (pix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lzee (nm)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imo gruppo</text:p>
          </table:table-cell>
          <table:table-cell table:number-columns-repeated="2" table:style-name="ce1"/>
          <table:table-cell office:value-type="float" office:value="120.032" table:style-name="ce5">
            <text:p>120,032</text:p>
          </table:table-cell>
          <table:table-cell table:style-name="ce1"/>
          <table:table-cell office:value-type="float" office:value="1.612260051971607E-2" table:formula="of:=[.E10]*[.D26]" table:style-name="ce1">
            <text:p>0,016122601</text:p>
          </table:table-cell>
          <table:table-cell table:number-columns-repeated="2" table:style-name="ce1"/>
          <table:table-cell office:value-type="float" office:value="1.0183447525932081" table:formula="of:= [.$E$23]*[.F26]*10^-9/[.$H$23]" table:style-name="ce1">
            <text:p>1,01834475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condo gruppo</text:p>
          </table:table-cell>
          <table:table-cell table:number-columns-repeated="2" table:style-name="ce1"/>
          <table:table-cell office:value-type="float" office:value="82.197999999999993" table:style-name="ce5">
            <text:p>82,198</text:p>
          </table:table-cell>
          <table:table-cell table:style-name="ce1"/>
          <table:table-cell office:value-type="float" office:value="1.6274861782846768E-2" table:formula="of:=[.D27]*[.E14]" table:style-name="ce1">
            <text:p>0,016274862</text:p>
          </table:table-cell>
          <table:table-cell table:number-columns-repeated="2" table:style-name="ce1"/>
          <table:table-cell office:value-type="float" office:value="1.0279619640438515" table:formula="of:= [.$E$23]*[.F27]*10^-9/[.$H$23]" table:style-name="ce1">
            <text:p>1,02796196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erzo gruppo</text:p>
          </table:table-cell>
          <table:table-cell table:number-columns-repeated="2" table:style-name="ce1"/>
          <table:table-cell office:value-type="float" office:value="71.956299999999999" table:style-name="ce1">
            <text:p>71,9563</text:p>
          </table:table-cell>
          <table:table-cell table:style-name="ce1"/>
          <table:table-cell office:value-type="float" office:value="1.6598514779019306E-2" table:formula="of:=[.D28]*[.E18]" table:style-name="ce1">
            <text:p>0,016598515</text:p>
          </table:table-cell>
          <table:table-cell table:number-columns-repeated="2" table:style-name="ce1"/>
          <table:table-cell office:value-type="float" office:value="1.0484047164342194" table:formula="of:= [.$E$23]*[.F28]*10^-9/[.$H$23]" table:style-name="ce1">
            <text:p>1,04840471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zee</text:p>
          </table:table-cell>
          <table:table-cell office:value-type="float" office:value="4.5906300000000008E-24" table:formula="of:=9.274*10^(-24)*4950*10^(-4)" table:style-name="ce1">
            <text:p>4,59063E-24</text:p>
          </table:table-cell>
          <table:table-cell table:number-columns-repeated="2" table:style-name="ce1"/>
          <table:table-cell office:value-type="string" table:style-name="ce1">
            <text:p>Dlzee teorico</text:p>
          </table:table-cell>
          <table:table-cell office:value-type="float" office:value="1.5832163399143534E-2" table:formula="of:=2 * ([.B5]*10^-9)^2/([.E23]) * [.B30] * 10^9" table:style-name="ce1">
            <text:p>0,015832163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.8655617977528094E-5" table:formula="of:= [.B30]/(1.602*10^(-19))" table:style-name="ce1">
            <text:p>2,86556E-0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dimezzato</text:p>
          </table:table-cell>
          <table:table-cell table:number-columns-repeated="2" table:style-name="ce1"/>
          <table:table-cell office:value-type="string" table:style-name="ce1">
            <text:p>hc</text:p>
          </table:table-cell>
          <table:table-cell office:value-type="float" office:value="1.9866395215726166E-25" table:formula="of:=1.055*10^(-34) * 2*PI()* 2.997*10^8" table:style-name="ce1">
            <text:p>1,98664E-25</text:p>
          </table:table-cell>
          <table:table-cell table:style-name="ce1"/>
          <table:table-cell office:value-type="string" table:style-name="ce1">
            <text:p>mu*B*l^2</text:p>
          </table:table-cell>
          <table:table-cell office:value-type="float" office:value="1.6584204438205202E-36" table:formula="of:=2 * 9.274*10^(-24)*2610*10^(-4)*([.$B$5]*10^-9)^2" table:style-name="ce1">
            <text:p>1,65842E-36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lzee (pix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lzee (nm)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imo gruppo</text:p>
          </table:table-cell>
          <table:table-cell table:number-columns-repeated="2" table:style-name="ce1"/>
          <table:table-cell office:value-type="float" office:value="65.603033333333329" table:formula="of:=AVERAGE(72.8634; 61.7623; 62.1834)" table:style-name="ce5">
            <text:p>65,603</text:p>
          </table:table-cell>
          <table:table-cell table:style-name="ce1"/>
          <table:table-cell office:value-type="float" office:value="8.8117460286836063E-3" table:formula="of:=[.E10]*[.D37]" table:style-name="ce1">
            <text:p>0,008811746</text:p>
          </table:table-cell>
          <table:table-cell table:number-columns-repeated="2" table:style-name="ce1"/>
          <table:table-cell office:value-type="float" office:value="1.0555684464619359" table:formula="of:= [.$E$23]*[.F37]*10^-9/[.$H$34]" table:style-name="ce1">
            <text:p>1,0555684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condo gruppo</text:p>
          </table:table-cell>
          <table:table-cell table:number-columns-repeated="2" table:style-name="ce1"/>
          <table:table-cell office:value-type="float" office:value="42.222700000000003" table:style-name="ce5">
            <text:p>42,223</text:p>
          </table:table-cell>
          <table:table-cell office:value-type="float" office:value="1.2382599999999999" table:style-name="ce1">
            <text:p>1,23826</text:p>
          </table:table-cell>
          <table:table-cell office:value-type="float" office:value="8.3599188130928301E-3" table:formula="of:=[.D38]*[.E14]" table:style-name="ce1">
            <text:p>0,008359919</text:p>
          </table:table-cell>
          <table:table-cell table:number-columns-repeated="2" table:style-name="ce1"/>
          <table:table-cell office:value-type="float" office:value="1.0014435828449091" table:formula="of:= [.$E$23]*[.F38]*10^-9/[.$H$34]" table:style-name="ce1">
            <text:p>1,0014435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rzo gruppo</text:p>
          </table:table-cell>
          <table:table-cell table:number-columns-repeated="2" table:style-name="ce1"/>
          <table:table-cell office:value-type="float" office:value="39.589199999999998" table:style-name="ce1">
            <text:p>39,5892</text:p>
          </table:table-cell>
          <table:table-cell office:value-type="float" office:value="1.05176" table:style-name="ce1">
            <text:p>1,05176</text:p>
          </table:table-cell>
          <table:table-cell office:value-type="float" office:value="9.1322361112168224E-3" table:formula="of:=[.D39]*[.E18]" table:style-name="ce1">
            <text:p>0,009132236</text:p>
          </table:table-cell>
          <table:table-cell table:number-columns-repeated="2" table:style-name="ce1"/>
          <table:table-cell office:value-type="float" office:value="1.0939602949587974" table:formula="of:= [.$E$23]*[.F39]*10^-9/[.$H$34]" table:style-name="ce1">
            <text:p>1,09396029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zee</text:p>
          </table:table-cell>
          <table:table-cell office:value-type="float" office:value="2.4205140000000002E-24" table:formula="of:=9.274*10^(-24)*2610*10^(-4)" table:style-name="ce1">
            <text:p>2,42051E-24</text:p>
          </table:table-cell>
          <table:table-cell table:number-columns-repeated="2" table:style-name="ce1"/>
          <table:table-cell office:value-type="string" table:style-name="ce1">
            <text:p>Dlzee teorico</text:p>
          </table:table-cell>
          <table:table-cell office:value-type="float" office:value="8.3478679740938647E-3" table:formula="of:=2 * ([.$B$5]*10^-9)^2/([.E23]) * [.B41] * 10^9" table:style-name="ce1">
            <text:p>0,008347868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.5109325842696631E-5" table:formula="of:= [.B41]/(1.602*10^(-19))" table:style-name="ce1">
            <text:p>1,51093E-05</text:p>
          </table:table-cell>
          <table:table-cell table:number-columns-repeated="16382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stima Deltai</text:p>
          </table:table-cell>
          <table:table-cell table:number-columns-repeated="2" table:style-name="ce1"/>
          <table:table-cell office:value-type="string" table:style-name="ce1">
            <text:p>fattore fiss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gione lontana</text:p>
          </table:table-cell>
          <table:table-cell table:number-columns-repeated="2" table:style-name="ce1"/>
          <table:table-cell office:value-type="float" office:value="6.8749999999999994E-6" table:formula="of:=6.875*10^-6" table:style-name="ce1">
            <text:p>0,00000687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deltax</text:p>
          </table:table-cell>
          <table:table-cell table:style-name="ce1"/>
          <table:table-cell office:value-type="string" table:style-name="ce1">
            <text:p>deltai</text:p>
          </table:table-cell>
          <table:table-cell table:style-name="ce1"/>
          <table:table-cell office:value-type="string" table:style-name="ce1">
            <text:p>sin(2i)</text:p>
          </table:table-cell>
          <table:table-cell table:style-name="ce1"/>
          <table:table-cell office:value-type="string" table:style-name="ce1">
            <text:p>i (rad)</text:p>
          </table:table-cell>
          <table:table-cell table:style-name="ce1"/>
          <table:table-cell office:value-type="string" table:style-name="ce1">
            <text:p>i (gradi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59.70099999999999" table:style-name="ce1">
            <text:p>159,701</text:p>
          </table:table-cell>
          <table:table-cell office:value-type="float" office:value="0.30946899999999999" table:style-name="ce1">
            <text:p>0,309469</text:p>
          </table:table-cell>
          <table:table-cell table:style-name="ce1"/>
          <table:table-cell office:value-type="float" office:value="1.0979443749999998E-3" table:formula="of:=[.D52]*[.B55]" table:style-name="ce1">
            <text:p>0,001097944</text:p>
          </table:table-cell>
          <table:table-cell table:style-name="ce1"/>
          <table:table-cell office:value-type="float" office:value="4.3917774999999992E-3" table:formula="of:=[.E55]/(250*10^-3)" table:style-name="ce1">
            <text:p>0,004391778</text:p>
          </table:table-cell>
          <table:table-cell table:style-name="ce1"/>
          <table:table-cell office:value-type="float" office:value="-4.3555750313269442E-2" table:formula="of:=-([.$B$5]*10^-9*SQRT([.$B$7]^2-1))/[.G55]/(3.47*10^-3)" table:style-name="ce1">
            <text:p>-0,04355575</text:p>
          </table:table-cell>
          <table:table-cell table:style-name="ce1"/>
          <table:table-cell office:value-type="float" office:value="1.5490115599397727" table:formula="of:=0.5*ASIN([.I55])+PI()/2" table:style-name="ce1">
            <text:p>1,54901156</text:p>
          </table:table-cell>
          <table:table-cell table:style-name="ce1"/>
          <table:table-cell office:value-type="float" office:value="88.751824801524918" table:formula="of:= DEGREES([.K55])" table:style-name="ce1">
            <text:p>88,75182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ltalamru</text:p>
          </table:table-cell>
          <table:table-cell table:style-name="ce1"/>
          <table:table-cell office:value-type="float" office:value="4.3519179351003779E-11" table:formula="of:=([.B5]*10^-9)^2/(2*3.47*10^-3)*SQRT([.B7]^2-SIN([.K55])^2)/([.B7]^2-SIN([.K55])^2-[.B7]*[.B5]*10^-9*[.B6])" table:style-name="ce1">
            <text:p>4,35192E-11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4.351917935100378E-2" table:formula="of:=[.C57]*10^9" table:style-name="ce1">
            <text:p>0,043519179</text:p>
          </table:table-cell>
          <table:table-cell table:number-columns-repeated="16381" table:style-name="ce1"/>
        </table:table-row>
        <table:table-row table:number-rows-repeated="1048518" table:style-name="ro1">
          <table:table-cell table:number-columns-repeated="16384"/>
        </table:table-row>
      </table:table>
      <table:table table:name="analisi_vera" table:style-name="ta2"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ANALISI VERA (5 gruppi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t n(lambda) Cauchy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lambda (nm)</text:p>
          </table:table-cell>
          <table:table-cell office:value-type="float" office:value="585.29999999999995" table:style-name="ce1">
            <text:p>585,3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deltalambdaru (nm)</text:p>
          </table:table-cell>
          <table:table-cell table:style-name="ce7"/>
          <table:table-cell office:value-type="string" table:style-name="ce7">
            <text:p>err</text:p>
          </table:table-cell>
          <table:table-cell table:style-name="ce1"/>
          <table:table-cell office:value-type="string" table:style-name="ce1">
            <text:p>fattore fisso (m/pixel)</text:p>
          </table:table-cell>
          <table:table-cell table:style-name="ce1"/>
          <table:table-cell office:value-type="string" table:style-name="ce1">
            <text:p>distanza focale (m)</text:p>
          </table:table-cell>
          <table:table-cell table:style-name="ce1"/>
          <table:table-cell office:value-type="string" table:style-name="ce1">
            <text:p>spessore(m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.4997100000000001" table:style-name="ce1">
            <text:p>1,49971</text:p>
          </table:table-cell>
          <table:table-cell office:value-type="float" office:value="9.4056900000000004E-4" table:style-name="ce1">
            <text:p>0,000940569</text:p>
          </table:table-cell>
          <table:table-cell office:value-type="float" office:value="6.2716725233545156E-2" table:formula="of:=[.C4]/[.B4] *100" table:style-name="ce1">
            <text:p>0,062716725</text:p>
          </table:table-cell>
          <table:table-cell table:style-name="ce1"/>
          <table:table-cell office:value-type="string" table:style-name="ce1">
            <text:p>dn/dl (nm)</text:p>
          </table:table-cell>
          <table:table-cell office:value-type="float" office:value="-4.1941893159945868E-5" table:style-name="ce1">
            <text:p>-4,19419E-05</text:p>
          </table:table-cell>
          <table:table-cell office:value-type="float" office:value="2.8910608957112189E-7" table:style-name="ce1">
            <text:p>2,89106E-07</text:p>
          </table:table-cell>
          <table:table-cell office:value-type="float" office:value="0.68930147828237676" table:style-name="ce1">
            <text:p>0,689301478</text:p>
          </table:table-cell>
          <table:table-cell table:number-columns-repeated="2" table:style-name="ce1"/>
          <table:table-cell office:value-type="float" office:value="4.3527206738354397E-2" table:style-name="ce1">
            <text:p>0,043527207</text:p>
          </table:table-cell>
          <table:table-cell office:value-type="float" office:value="1.6008130739747199E-4" table:style-name="ce1">
            <text:p>0,000160081</text:p>
          </table:table-cell>
          <table:table-cell table:style-name="ce1"/>
          <table:table-cell office:value-type="float" office:value="6.8749999999999994E-6" table:formula="of:=6.875*10^-6" table:style-name="ce1">
            <text:p>0,000006875</text:p>
          </table:table-cell>
          <table:table-cell table:style-name="ce1"/>
          <table:table-cell office:value-type="float" office:value="0.25" table:formula="of:=250*10^-3" table:style-name="ce1">
            <text:p>0,25</text:p>
          </table:table-cell>
          <table:table-cell table:style-name="ce1"/>
          <table:table-cell office:value-type="float" office:value="3.4700000000000004E-3" table:formula="of:=3.47*10^-3" table:style-name="ce1">
            <text:p>0,0034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420488" table:style-name="ce1">
            <text:p>420488</text:p>
          </table:table-cell>
          <table:table-cell office:value-type="float" office:value="28984.3" table:style-name="ce1">
            <text:p>28984,3</text:p>
          </table:table-cell>
          <table:table-cell office:value-type="float" office:value="6.8930147828237667" table:formula="of:=[.C5]/[.B5] *100" table:style-name="ce1">
            <text:p>6,893014783</text:p>
          </table:table-cell>
          <table:table-cell table:style-name="ce1"/>
          <table:table-cell office:value-type="string" table:style-name="ce1">
            <text:p>n(585,3)</text:p>
          </table:table-cell>
          <table:table-cell office:value-type="float" office:value="1.5119842950332583" table:style-name="ce1">
            <text:p>1,511984295</text:p>
          </table:table-cell>
          <table:table-cell office:value-type="float" office:value="1.2651097769244327E-3" table:style-name="ce1">
            <text:p>0,00126511</text:p>
          </table:table-cell>
          <table:table-cell office:value-type="float" office:value="8.3672150635440617E-2" table:style-name="ce1">
            <text:p>0,083672151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imo gruppo</text:p>
          </table:table-cell>
          <table:table-cell table:style-name="ce1"/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F nm/pixel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64.154" table:style-name="ce5">
            <text:p>364,154</text:p>
          </table:table-cell>
          <table:table-cell office:value-type="float" office:value="0.76712199999999997" table:style-name="ce1">
            <text:p>0,767122</text:p>
          </table:table-cell>
          <table:table-cell table:style-name="ce1"/>
          <table:table-cell office:value-type="float" office:value="1.1952966804800826E-4" table:formula="of:=[.$L$4]/[.B9]" table:style-name="ce1">
            <text:p>0,00011953</text:p>
          </table:table-cell>
          <table:table-cell office:value-type="float" office:value="5.0660566296726202E-7" table:formula="of:=[.E9]*SQRT(([.$M$4]/[.$L$4])^2+([.C9]/[.B9])^2)" table:style-name="ce1">
            <text:p>5,06606E-07</text:p>
          </table:table-cell>
          <table:table-cell office:value-type="float" office:value="0.42383256913571227" table:formula="of:=[.F9]/[.E9]*100" table:style-name="ce1">
            <text:p>0,42383256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101.828" table:style-name="ce4">
            <text:p>101,8280</text:p>
          </table:table-cell>
          <table:table-cell office:value-type="string" table:style-name="ce1">
            <text:p>1.,6437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cond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72.80799999999999" table:style-name="ce1">
            <text:p>272,808</text:p>
          </table:table-cell>
          <table:table-cell office:value-type="float" office:value="0.55959000000000003" table:style-name="ce1">
            <text:p>0,55959</text:p>
          </table:table-cell>
          <table:table-cell table:style-name="ce1"/>
          <table:table-cell office:value-type="float" office:value="1.5955253049160727E-4" table:formula="of:=[.$L$4]/[.B13]" table:style-name="ce1">
            <text:p>0,000159553</text:p>
          </table:table-cell>
          <table:table-cell office:value-type="float" office:value="6.7188879586369238E-7" table:formula="of:=[.E13]*SQRT(([.$M$4]/[.$L$4])^2+([.C13]/[.B13])^2)" table:style-name="ce1">
            <text:p>6,71889E-07</text:p>
          </table:table-cell>
          <table:table-cell office:value-type="float" office:value="0.42110820417168804" table:formula="of:=[.F13]/[.E13]*100" table:style-name="ce1">
            <text:p>0,42110820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72.735900000000001" table:style-name="ce4">
            <text:p>72,7359</text:p>
          </table:table-cell>
          <table:table-cell office:value-type="float" office:value="0.97882000000000002" table:style-name="ce1">
            <text:p>0,9788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rz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30.143" table:style-name="ce1">
            <text:p>230,143</text:p>
          </table:table-cell>
          <table:table-cell office:value-type="float" office:value="0.44977299999999998" table:style-name="ce1">
            <text:p>0,449773</text:p>
          </table:table-cell>
          <table:table-cell table:style-name="ce1"/>
          <table:table-cell office:value-type="float" office:value="1.8913113472212667E-4" table:formula="of:=[.$L$4]/[.B17]" table:style-name="ce1">
            <text:p>0,000189131</text:p>
          </table:table-cell>
          <table:table-cell office:value-type="float" office:value="7.8768207183907927E-7" table:formula="of:=[.E17]*SQRT(([.$M$4]/[.$L$4])^2+([.C17]/[.B17])^2)" table:style-name="ce1">
            <text:p>7,87682E-07</text:p>
          </table:table-cell>
          <table:table-cell office:value-type="float" office:value="0.4164740369143079" table:formula="of:=[.F17]/[.E17]*100" table:style-name="ce1">
            <text:p>0,4164740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62.583399999999997" table:style-name="ce4">
            <text:p>62,5834</text:p>
          </table:table-cell>
          <table:table-cell office:value-type="float" office:value="0.74489700000000003" table:style-name="ce1">
            <text:p>0,744897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uar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02.179" table:style-name="ce1">
            <text:p>202,179</text:p>
          </table:table-cell>
          <table:table-cell office:value-type="float" office:value="0.39236599999999999" table:style-name="ce1">
            <text:p>0,392366</text:p>
          </table:table-cell>
          <table:table-cell table:style-name="ce1"/>
          <table:table-cell office:value-type="float" office:value="2.1529044430111137E-4" table:formula="of:=[.$L$4]/[.B21]" table:style-name="ce1">
            <text:p>0,00021529</text:p>
          </table:table-cell>
          <table:table-cell office:value-type="float" office:value="8.9525522269162253E-7" table:formula="of:=[.E21]*SQRT(([.$M$4]/[.$L$4])^2+([.C21]/[.B21])^2)" table:style-name="ce1">
            <text:p>8,95255E-07</text:p>
          </table:table-cell>
          <table:table-cell office:value-type="float" office:value="0.41583602356242666" table:formula="of:=[.F21]/[.E21]*100" table:style-name="ce1">
            <text:p>0,4158360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2.964300000000001" table:style-name="ce4">
            <text:p>52,9643</text:p>
          </table:table-cell>
          <table:table-cell office:value-type="float" office:value="0.75465899999999997" table:style-name="ce1">
            <text:p>0,754659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uin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80.31700000000001" table:style-name="ce1">
            <text:p>180,317</text:p>
          </table:table-cell>
          <table:table-cell office:value-type="float" office:value="0.39311600000000002" table:style-name="ce1">
            <text:p>0,393116</text:p>
          </table:table-cell>
          <table:table-cell table:style-name="ce1"/>
          <table:table-cell office:value-type="float" office:value="2.4139269585426995E-4" table:formula="of:=[.$L$4]/[.B25]" table:style-name="ce1">
            <text:p>0,000241393</text:p>
          </table:table-cell>
          <table:table-cell office:value-type="float" office:value="1.0320405846943511E-6" table:formula="of:=[.E25]*SQRT(([.$M$4]/[.$L$4])^2+([.C25]/[.B25])^2)" table:style-name="ce1">
            <text:p>1,03204E-06</text:p>
          </table:table-cell>
          <table:table-cell office:value-type="float" office:value="0.42753596211436301" table:formula="of:=[.F25]/[.E25]*100" table:style-name="ce1">
            <text:p>0,427535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2.842500000000001" table:style-name="ce4">
            <text:p>52,8425</text:p>
          </table:table-cell>
          <table:table-cell office:value-type="float" office:value="0.71436100000000002" table:style-name="ce1">
            <text:p>0,71436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s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65.34899999999999" table:style-name="ce1">
            <text:p>165,349</text:p>
          </table:table-cell>
          <table:table-cell office:value-type="float" office:value="0.51993299999999998" table:style-name="ce1">
            <text:p>0,519933</text:p>
          </table:table-cell>
          <table:table-cell table:style-name="ce1"/>
          <table:table-cell office:value-type="float" office:value="2.6324445106020843E-4" table:formula="of:=[.$L$4]/[.B29]" table:style-name="ce1">
            <text:p>0,000263244</text:p>
          </table:table-cell>
          <table:table-cell office:value-type="float" office:value="1.2737689714758923E-6" table:formula="of:=[.E29]*SQRT(([.$M$4]/[.$L$4])^2+([.C29]/[.B29])^2)" table:style-name="ce1">
            <text:p>1,27377E-06</text:p>
          </table:table-cell>
          <table:table-cell office:value-type="float" office:value="0.48387305652439372" table:formula="of:=[.F29]/[.E29]*100" table:style-name="ce1">
            <text:p>0,4838730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41.552199999999999" table:style-name="ce4">
            <text:p>41,5522</text:p>
          </table:table-cell>
          <table:table-cell office:value-type="float" office:value="0.90744899999999995" table:style-name="ce1">
            <text:p>0,907449</text:p>
          </table:table-cell>
          <table:table-cell table:number-columns-repeated="16381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office:value-type="string" table:style-name="ce1">
            <text:p>STIMA DI i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Deltax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eltai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sin(2i)</text:p>
          </table:table-cell>
          <table:table-cell table:style-name="ce1"/>
          <table:table-cell office:value-type="string" table:style-name="ce1">
            <text:p>i (rad)</text:p>
          </table:table-cell>
          <table:table-cell table:style-name="ce1"/>
          <table:table-cell office:value-type="string" table:style-name="ce1">
            <text:p>i (gradi)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2.50355875E-3" table:formula="of:=[.B9]*[.$O$4]" table:style-name="ce1">
            <text:p>0,002503559</text:p>
          </table:table-cell>
          <table:table-cell office:value-type="float" office:value="5.273963749999999E-6" table:formula="of:=[.C9]*[.$O$4]" table:style-name="ce1">
            <text:p>5,27396E-06</text:p>
          </table:table-cell>
          <table:table-cell office:value-type="float" office:value="1.0014235E-2" table:formula="of:=[.C55]/[.$Q$4]" table:style-name="ce1">
            <text:p>0,010014235</text:p>
          </table:table-cell>
          <table:table-cell office:value-type="float" office:value="2.1095854999999996E-5" table:formula="of:=[.D55]/[.$Q$4]" table:style-name="ce1">
            <text:p>2,10959E-05</text:p>
          </table:table-cell>
          <table:table-cell table:style-name="ce1"/>
          <table:table-cell office:value-type="float" office:value="-1.9101525400735519E-2" table:formula="of:=-[.$G$3]*10^-9*SQRT([.$G$5]^2-1)/[.$S$4]/[.E55]" table:style-name="ce1">
            <text:p>-0,019101525</text:p>
          </table:table-cell>
          <table:table-cell table:style-name="ce1"/>
          <table:table-cell office:value-type="float" office:value="1.5612449832040989" table:formula="of:=PI()/2+ASIN([.H55])/2" table:style-name="ce1">
            <text:p>1,561244983</text:p>
          </table:table-cell>
          <table:table-cell table:style-name="ce1"/>
          <table:table-cell office:value-type="float" office:value="89.45274832356796" table:formula="of:=DEGREES([.J55])" table:style-name="ce1">
            <text:p>89,45274832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8755549999999999E-3" table:formula="of:=[.B13]*[.$O$4]" table:style-name="ce1">
            <text:p>0,001875555</text:p>
          </table:table-cell>
          <table:table-cell office:value-type="float" office:value="3.8471812499999997E-6" table:formula="of:=[.C13]*[.$O$4]" table:style-name="ce1">
            <text:p>3,84718E-06</text:p>
          </table:table-cell>
          <table:table-cell office:value-type="float" office:value="7.5022199999999995E-3" table:formula="of:=[.C59]/[.$Q$4]" table:style-name="ce1">
            <text:p>0,00750222</text:p>
          </table:table-cell>
          <table:table-cell office:value-type="float" office:value="1.5388724999999999E-5" table:formula="of:=[.D59]/[.$Q$4]" table:style-name="ce1">
            <text:p>1,53887E-05</text:p>
          </table:table-cell>
          <table:table-cell table:style-name="ce1"/>
          <table:table-cell office:value-type="float" office:value="-2.5497407996757582E-2" table:formula="of:=-[.$G$3]*10^-9*SQRT([.$G$5]^2-1)/[.$S$4]/[.E59]" table:style-name="ce1">
            <text:p>-0,025497408</text:p>
          </table:table-cell>
          <table:table-cell table:style-name="ce1"/>
          <table:table-cell office:value-type="float" office:value="1.5580462410323099" table:formula="of:=PI()/2+ASIN([.H59])/2" table:style-name="ce1">
            <text:p>1,558046241</text:p>
          </table:table-cell>
          <table:table-cell table:style-name="ce1"/>
          <table:table-cell office:value-type="float" office:value="89.269473897373942" table:formula="of:=DEGREES([.J59])" table:style-name="ce1">
            <text:p>89,2694739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5822331249999999E-3" table:formula="of:=[.B17]*[.$O$4]" table:style-name="ce1">
            <text:p>0,001582233</text:p>
          </table:table-cell>
          <table:table-cell office:value-type="float" office:value="3.0921893749999995E-6" table:formula="of:=[.C17]*[.$O$4]" table:style-name="ce1">
            <text:p>3,09219E-06</text:p>
          </table:table-cell>
          <table:table-cell office:value-type="float" office:value="6.3289324999999995E-3" table:formula="of:=[.C63]/[.$Q$4]" table:style-name="ce1">
            <text:p>0,006328933</text:p>
          </table:table-cell>
          <table:table-cell office:value-type="float" office:value="1.2368757499999998E-5" table:formula="of:=[.D63]/[.$Q$4]" table:style-name="ce1">
            <text:p>1,23688E-05</text:p>
          </table:table-cell>
          <table:table-cell table:style-name="ce1"/>
          <table:table-cell office:value-type="float" office:value="-3.0224238324778257E-2" table:formula="of:=-[.$G$3]*10^-9*SQRT([.$G$5]^2-1)/[.$S$4]/[.E63]" table:style-name="ce1">
            <text:p>-0,030224238</text:p>
          </table:table-cell>
          <table:table-cell table:style-name="ce1"/>
          <table:table-cell office:value-type="float" office:value="1.5556819058544897" table:formula="of:=PI()/2+ASIN([.H63])/2" table:style-name="ce1">
            <text:p>1,555681906</text:p>
          </table:table-cell>
          <table:table-cell table:style-name="ce1"/>
          <table:table-cell office:value-type="float" office:value="89.134007470330531" table:formula="of:=DEGREES([.J63])" table:style-name="ce1">
            <text:p>89,13400747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.389980625E-3" table:formula="of:=[.B21]*[.$O$4]" table:style-name="ce1">
            <text:p>0,001389981</text:p>
          </table:table-cell>
          <table:table-cell office:value-type="float" office:value="2.6975162499999999E-6" table:formula="of:=[.C21]*[.$O$4]" table:style-name="ce1">
            <text:p>2,69752E-06</text:p>
          </table:table-cell>
          <table:table-cell office:value-type="float" office:value="5.5599224999999999E-3" table:formula="of:=[.C67]/[.$Q$4]" table:style-name="ce1">
            <text:p>0,005559923</text:p>
          </table:table-cell>
          <table:table-cell office:value-type="float" office:value="1.0790064999999999E-5" table:formula="of:=[.D67]/[.$Q$4]" table:style-name="ce1">
            <text:p>1,07901E-05</text:p>
          </table:table-cell>
          <table:table-cell table:style-name="ce1"/>
          <table:table-cell office:value-type="float" office:value="-3.440464578803655E-2" table:formula="of:=-[.$G$3]*10^-9*SQRT([.$G$5]^2-1)/[.$S$4]/[.E67]" table:style-name="ce1">
            <text:p>-0,034404646</text:p>
          </table:table-cell>
          <table:table-cell table:style-name="ce1"/>
          <table:table-cell office:value-type="float" office:value="1.5535906084186815" table:formula="of:=PI()/2+ASIN([.H67])/2" table:style-name="ce1">
            <text:p>1,553590608</text:p>
          </table:table-cell>
          <table:table-cell table:style-name="ce1"/>
          <table:table-cell office:value-type="float" office:value="89.014184953552189" table:formula="of:=DEGREES([.J67])" table:style-name="ce1">
            <text:p>89,01418495</text:p>
          </table:table-cell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.2396793749999998E-3" table:formula="of:=[.B25]*[.$O$4]" table:style-name="ce1">
            <text:p>0,001239679</text:p>
          </table:table-cell>
          <table:table-cell office:value-type="float" office:value="2.7026724999999997E-6" table:formula="of:=[.C25]*[.$O$4]" table:style-name="ce1">
            <text:p>2,70267E-06</text:p>
          </table:table-cell>
          <table:table-cell office:value-type="float" office:value="4.9587174999999994E-3" table:formula="of:=[.C71]/[.$Q$4]" table:style-name="ce1">
            <text:p>0,004958718</text:p>
          </table:table-cell>
          <table:table-cell office:value-type="float" office:value="1.0810689999999999E-5" table:formula="of:=[.D71]/[.$Q$4]" table:style-name="ce1">
            <text:p>1,08107E-05</text:p>
          </table:table-cell>
          <table:table-cell table:style-name="ce1"/>
          <table:table-cell office:value-type="float" office:value="-3.8575935052044139E-2" table:formula="of:=-[.$G$3]*10^-9*SQRT([.$G$5]^2-1)/[.$S$4]/[.E71]" table:style-name="ce1">
            <text:p>-0,038575935</text:p>
          </table:table-cell>
          <table:table-cell table:style-name="ce1"/>
          <table:table-cell office:value-type="float" office:value="1.5515035723163149" table:formula="of:=PI()/2+ASIN([.H71])/2" table:style-name="ce1">
            <text:p>1,551503572</text:p>
          </table:table-cell>
          <table:table-cell table:style-name="ce1"/>
          <table:table-cell office:value-type="float" office:value="88.894606593195149" table:formula="of:=DEGREES([.J71])" table:style-name="ce1">
            <text:p>88,89460659</text:p>
          </table:table-cell>
          <table:table-cell table:number-columns-repeated="16372" table:style-name="ce1"/>
        </table:table-row>
        <table:table-row table:style-name="ro1">
          <table:table-cell table:number-columns-repeated="2"/>
          <table:table-cell table:number-columns-repeated="12" table:style-name="ce1"/>
          <table:table-cell office:value-type="string" table:style-name="ce1">
            <text:p>stima di DeltaLambdaru</text:p>
          </table:table-cell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.1367743749999999E-3" table:formula="of:=[.B29]*[.$O$4]" table:style-name="ce1">
            <text:p>0,001136774</text:p>
          </table:table-cell>
          <table:table-cell office:value-type="float" office:value="3.5745393749999996E-6" table:formula="of:=[.C29]*[.$O$4]" table:style-name="ce1">
            <text:p>3,57454E-06</text:p>
          </table:table-cell>
          <table:table-cell office:value-type="float" office:value="4.5470974999999997E-3" table:formula="of:=[.C75]/[.$Q$4]" table:style-name="ce1">
            <text:p>0,004547098</text:p>
          </table:table-cell>
          <table:table-cell office:value-type="float" office:value="1.4298157499999998E-5" table:formula="of:=[.D75]/[.$Q$4]" table:style-name="ce1">
            <text:p>1,42982E-05</text:p>
          </table:table-cell>
          <table:table-cell table:style-name="ce1"/>
          <table:table-cell office:value-type="float" office:value="-4.2067970660720308E-2" table:formula="of:=-[.$G$3]*10^-9*SQRT([.$G$5]^2-1)/[.$S$4]/[.E75]" table:style-name="ce1">
            <text:p>-0,042067971</text:p>
          </table:table-cell>
          <table:table-cell table:style-name="ce1"/>
          <table:table-cell office:value-type="float" office:value="1.5497561324950211" table:formula="of:=PI()/2+ASIN([.H75])/2" table:style-name="ce1">
            <text:p>1,549756132</text:p>
          </table:table-cell>
          <table:table-cell table:style-name="ce1"/>
          <table:table-cell office:value-type="float" office:value="88.794485666481918" table:formula="of:=DEGREES([.J75])" table:style-name="ce6">
            <text:p>88,79448567</text:p>
          </table:table-cell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 number:grouping="true"/>
    </number:number-style>
    <number:number-style style:name="N37">
      <number:number number:decimal-places="3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lessandro Bianchetti</meta:initial-creator>
    <dc:creator>Alessandro Bianchetti</dc:creator>
    <meta:creation-date>2020-04-28T15:01:09Z</meta:creation-date>
    <dc:date>2020-05-02T17:11:01Z</dc:date>
  </office:meta>
</office:document-meta>
</file>